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2pt" officeooo:rsid="0014fdc7" officeooo:paragraph-rsid="0014fdc7" style:font-size-asian="22pt" style:font-size-complex="22pt"/>
    </style:style>
    <style:style style:name="P2" style:family="paragraph" style:parent-style-name="Standard">
      <style:text-properties style:font-name="Times New Roman" fo:font-size="22pt" officeooo:rsid="0014fdc7" officeooo:paragraph-rsid="0014fdc7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32pt" officeooo:rsid="0014fdc7" officeooo:paragraph-rsid="0014fdc7" style:font-size-asian="32pt" style:font-size-complex="3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ápadočeská univerzita v Plzni</text:p>
      <text:p text:style-name="P1">Fakulta aplikovaných věd</text:p>
      <text:p text:style-name="P1">Katedra kybernetik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DIPLOMOVÁ PRÁC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lzeň, 2017<text:tab/><text:tab/><text:tab/><text:tab/><text:tab/><text:tab/><text:tab/>Martin Bulín, MSc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5T09:10:27.267973879</meta:creation-date>
    <dc:date>2017-05-15T09:17:32.582286912</dc:date>
    <meta:editing-duration>PT16S</meta:editing-duration>
    <meta:editing-cycles>1</meta:editing-cycles>
    <meta:document-statistic meta:table-count="0" meta:image-count="0" meta:object-count="0" meta:page-count="1" meta:paragraph-count="5" meta:word-count="16" meta:character-count="124" meta:non-whitespace-character-count="107"/>
    <meta:generator>LibreOffice/5.1.6.2$Linux_X86_64 LibreOffice_project/10m0$Build-2</meta:generator>
  </office:meta>
</office:document-meta>
</file>